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8ea" officeooo:paragraph-rsid="000218ea"/>
    </style:style>
    <style:style style:name="P2" style:family="paragraph" style:parent-style-name="Standard">
      <style:text-properties fo:font-size="16pt" fo:font-weight="bold" officeooo:rsid="000218ea" officeooo:paragraph-rsid="000218ea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3: </text:p>
      <text:p text:style-name="P1">.section .data</text:p>
      <text:p text:style-name="P1">.section .text</text:p>
      <text:p text:style-name="P1">.globl _start</text:p>
      <text:p text:style-name="P1">_start:</text:p>
      <text:p text:style-name="P1">addi $s0, $s0, 0 # variavel a=0</text:p>
      <text:p text:style-name="P1">addi $s1, $s1, 0 # variavel i=0</text:p>
      <text:p text:style-name="P1">addi $s2, $s2, 15 # variavel k = 15 (valor qualquer)</text:p>
      <text:p text:style-name="P1">while:</text:p>
      <text:p text:style-name="P1">bge $s1, $s2, done # pular para rotulo done caso condição i &lt; k seja falsa</text:p>
      <text:p text:style-name="P1">add $s0, $s0, $s1</text:p>
      <text:p text:style-name="P1">addi $s1, $s1, 1</text:p>
      <text:p text:style-name="P1">j while</text:p>
      <text:p text:style-name="P1">done:</text:p>
      <text:p text:style-name="P1"/>
      <text:p text:style-name="P2">Strcopy:</text:p>
      <text:p text:style-name="P1">.data</text:p>
      <text:p text:style-name="P1"><text:tab/>str1: .space 200</text:p>
      <text:p text:style-name="P1"><text:tab/>str2: .space 200</text:p>
      <text:p text:style-name="P1"><text:tab/>str3: .asciiz "A string copiada foi: "</text:p>
      <text:p text:style-name="P1">.text</text:p>
      <text:p text:style-name="P1">.globl _start</text:p>
      <text:p text:style-name="P1">_start:</text:p>
      <text:p text:style-name="P1"><text:tab/>li $v0, 8 #chamada de sistema para ler string</text:p>
      <text:p text:style-name="P1"><text:tab/>la $a0,str1 #endereço de onde ira guardar a string lida</text:p>
      <text:p text:style-name="P1"><text:tab/>addi $a1, $0, 200 #ler no maximo 200 characteres</text:p>
      <text:p text:style-name="P1"><text:tab/>syscall</text:p>
      <text:p text:style-name="P1"><text:tab/>la $a1,str2 # string a ser escrita</text:p>
      <text:p text:style-name="P1"><text:tab/>## str1(lida) em $a0 e str2(a ser escrita) em $a1</text:p>
      <text:p text:style-name="P1"><text:tab/>jal Strcopy #jump and link, chama procedimento e salva em $ra pc+4</text:p>
      <text:p text:style-name="P1"><text:tab/>la $a0, str3 # endereço da string em $a0</text:p>
      <text:p text:style-name="P1"><text:tab/>addi $v0, $0, 4 # 4 em $v0 para imprimir na tela</text:p>
      <text:p text:style-name="P1"><text:tab/>syscall</text:p>
      <text:p text:style-name="P1"><text:tab/>la $a0, str2 # endereço da string em $a0</text:p>
      <text:p text:style-name="P1"><text:tab/>addi $v0, $0, 4 # 4 em $v0 para imprimir na tela</text:p>
      <text:p text:style-name="P1"><text:tab/>syscall</text:p>
      <text:p text:style-name="P1"><text:tab/>li $v0, 10</text:p>
      <text:p text:style-name="P1"><text:tab/>syscall</text:p>
      <text:p text:style-name="P1"><text:tab/>Strcopy: </text:p>
      <text:p text:style-name="P1"><text:tab/><text:tab/>li $t0, 0</text:p>
      <text:p text:style-name="P1"><text:tab/><text:tab/>lb $s0, 0($a0) #pegar primeiro byte da palavra origem para ver se n é \0</text:p>
      <text:p text:style-name="P1"><text:tab/><text:tab/>while:</text:p>
      <text:p text:style-name="P1"><text:tab/><text:tab/><text:tab/>#beqz $a0,fim_while</text:p>
      <text:p text:style-name="P1"><text:tab/><text:tab/><text:tab/>beq $s0, $0,fim_while</text:p>
      <text:p text:style-name="P1"><text:tab/><text:tab/><text:tab/>lb $s0, 0($a0)</text:p>
      <text:p text:style-name="P1"><text:tab/><text:tab/><text:tab/>sb $s0, 0($a1)</text:p>
      <text:p text:style-name="P1"><text:tab/><text:tab/><text:tab/>addi $a0, $a0, 1</text:p>
      <text:p text:style-name="P1"><text:tab/><text:tab/><text:tab/>addi $a1, $a1, 1</text:p>
      <text:p text:style-name="P1"><text:tab/><text:tab/><text:tab/>j while</text:p>
      <text:p text:style-name="P1"><text:tab/><text:tab/>fim_while:</text:p>
      <text:p text:style-name="P1"><text:tab/><text:tab/>addi $a1, $a1, 1 #incrementa o endereço da palavra destino</text:p>
      <text:p text:style-name="P1"><text:tab/><text:tab/>sb $0, 0($a1) #coloca o \0 no final dessa palavra</text:p>
      <text:p text:style-name="P1"><text:soft-page-break/><text:tab/> <text:tab/>jr $ra #registrador com endereço de retorno</text:p>
      <text:p text:style-name="P1"/>
      <text:p text:style-name="P2">Ex: 2-a)</text:p>
      <text:p text:style-name="P1">.data</text:p>
      <text:p text:style-name="P1"><text:tab/>X: .word 0:2048 #aloca 2048*4 bytes para 2048 valores inteiros</text:p>
      <text:p text:style-name="P1"><text:tab/>Y: .word 0:64 #aloca 64*4 bytes para 64 valores inteiros</text:p>
      <text:p text:style-name="P1">.text</text:p>
      <text:p text:style-name="P1"><text:tab/>li $s0,0 # $s0 = A = 0</text:p>
      <text:p text:style-name="P1"><text:tab/>li $s1,1 # $s1 = I = 1</text:p>
      <text:p text:style-name="P1"><text:tab/>while:</text:p>
      <text:p text:style-name="P1"><text:tab/><text:tab/>bge $s1,2048,fim_while</text:p>
      <text:p text:style-name="P1"><text:tab/><text:tab/>mul $t2,$s1,4 #$t2 = i * 4 (quando i mudar uma unidade, $t2 muda 4, para se adequar ao tamanho da palavra no mips)</text:p>
      <text:p text:style-name="P1"><text:tab/><text:tab/>lw $t0, X($t2) # $t0 = x[i]</text:p>
      <text:p text:style-name="P1"><text:tab/><text:tab/>add $s0, $s0, $t0 # a = a + $t0</text:p>
      <text:p text:style-name="P1"><text:tab/><text:tab/>rem $t0,$s1,64 # $t0 = I%64 (mod)</text:p>
      <text:p text:style-name="P1"><text:tab/><text:tab/>mul $t0,$t0,4</text:p>
      <text:p text:style-name="P1"><text:tab/><text:tab/>lw $t1, Y($t0) #$t1 = Y[$t0]</text:p>
      <text:p text:style-name="P1"><text:tab/><text:tab/>rem $t3,$t1,2048 #$t3 = $t1%2048 (mod)</text:p>
      <text:p text:style-name="P1"><text:tab/><text:tab/>mul $t4,$t3,$4</text:p>
      <text:p text:style-name="P1"><text:tab/><text:tab/>lw $t3, X($t4)</text:p>
      <text:p text:style-name="P1"><text:tab/><text:tab/>add $s0, $s0, $t3 # a = a + $t3</text:p>
      <text:p text:style-name="P1"><text:tab/><text:tab/>sll $s1, $s1, 1 #(shift left logical) i = i*2</text:p>
      <text:p text:style-name="P1"><text:tab/><text:tab/>j while</text:p>
      <text:p text:style-name="P1"><text:tab/>fim_while:</text:p>
      <text:p text:style-name="P1"><text:tab/>li $v0,10</text:p>
      <text:p text:style-name="P1"><text:tab/>syscall</text:p>
      <text:p text:style-name="P1"/>
      <text:p text:style-name="P2">Ex: 2-c)</text:p>
      <text:p text:style-name="P1">.data </text:p>
      <text:p text:style-name="P1">.text</text:p>
      <text:p text:style-name="P1">.globl main</text:p>
      <text:p text:style-name="P1">main:</text:p>
      <text:p text:style-name="P1"><text:tab/>addi $a0, $0, 2 # argument g = 2</text:p>
      <text:p text:style-name="P1"><text:tab/>addi $a1, $0, 3 # argument h = 3</text:p>
      <text:p text:style-name="P1"><text:tab/>addi $a2, $0, 4 # argument i = 4</text:p>
      <text:p text:style-name="P1"><text:tab/>addi $a3, $0, 5 # argument j = 5</text:p>
      <text:p text:style-name="P1"><text:tab/>addi $t0, $0, 3 # argument k = 3</text:p>
      <text:p text:style-name="P1"><text:tab/>sub $sp, $sp, 4 #space on stack</text:p>
      <text:p text:style-name="P1"><text:tab/>sw $t0, 0($sp) # save the 5th arg</text:p>
      <text:p text:style-name="P1"><text:tab/>jal fun # call procedure</text:p>
      <text:p text:style-name="P1"><text:tab/>addi $sp, $sp, 4 #restore old stack value</text:p>
      <text:p text:style-name="P1"><text:tab/>add $s0, $v0, $0 # y = returned value</text:p>
      <text:p text:style-name="P1"><text:tab/>addi $v0, $0, 10 #exit</text:p>
      <text:p text:style-name="P1"><text:tab/>syscall</text:p>
      <text:p text:style-name="P1"><text:tab/>fun:</text:p>
      <text:p text:style-name="P1"><text:tab/><text:tab/>#g = $a0, h = $a1, i = $a2, j = $a3, k = 0($sp)</text:p>
      <text:p text:style-name="P1"><text:tab/><text:tab/>add $t0, $a0, $a1 # $t0 = g + h</text:p>
      <text:p text:style-name="P1"><text:tab/><text:tab/>add $t1, $a2, $a3 # $t1 = i + j</text:p>
      <text:p text:style-name="P1"><text:tab/><text:tab/>mult $t1, $t4 # (i + j)*k</text:p>
      <text:p text:style-name="P1"><text:tab/><text:tab/>mflo $t1 # $t1 = (i + j)*k</text:p>
      <text:p text:style-name="P1"><text:tab/><text:tab/>sub $t2, $t0, <text:s/>$t1 # $t2 = (g + h) - (i + j)*k</text:p>
      <text:p text:style-name="P1"><text:soft-page-break/><text:tab/><text:tab/>addi $t3, $0, 4 # $t3 = 4</text:p>
      <text:p text:style-name="P1"><text:tab/><text:tab/>mult $t2, $t3 # f*4 </text:p>
      <text:p text:style-name="P1"><text:tab/><text:tab/>mflo $v0 # return = f*4</text:p>
      <text:p text:style-name="P1"><text:tab/><text:tab/>jr $ra # return to caller</text:p>
      <text:p text:style-name="P1"/>
      <text:p text:style-name="P2">Ex: 2-d)</text:p>
      <text:p text:style-name="P1">.data</text:p>
      <text:p text:style-name="P1">myArray: .word 0:256</text:p>
      <text:p text:style-name="P1">size: .word 256</text:p>
      <text:p text:style-name="P1">.text</text:p>
      <text:p text:style-name="P1">.globl main</text:p>
      <text:p text:style-name="P1">main:</text:p>
      <text:p text:style-name="P1">la $a0,myArray</text:p>
      <text:p text:style-name="P1">lw $a1, size</text:p>
      <text:p text:style-name="P1">jal clear1</text:p>
      <text:p text:style-name="P1">addi $v0, $0, 10 #exit</text:p>
      <text:p text:style-name="P1">syscall</text:p>
      <text:p text:style-name="P1">clear1:</text:p>
      <text:p text:style-name="P1"><text:tab/>li $t0,0 #variavel i</text:p>
      <text:p text:style-name="P1"><text:tab/>for:</text:p>
      <text:p text:style-name="P1"><text:tab/><text:tab/>bge $t0,$a1,fim_for #sai do for se i &gt;= size</text:p>
      <text:p text:style-name="P1"><text:tab/><text:tab/>mul $t1,$t0,4<text:tab/>#multiplica I por 4 para se adequar ao tamanho da palavra no mips</text:p>
      <text:p text:style-name="P1"><text:tab/><text:tab/>sw $0, myArray($t1)<text:tab/># myArray[i] = 0</text:p>
      <text:p text:style-name="P1"><text:tab/><text:tab/>addi $t0, $t0, 1 #i++</text:p>
      <text:p text:style-name="P1"><text:tab/><text:tab/>j for #volta ao inicio do for</text:p>
      <text:p text:style-name="P1"><text:tab/><text:tab/>fim_for: #saida do for</text:p>
      <text:p text:style-name="P1"><text:tab/>jr $ra #return to ca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2:50:23.246703489</meta:creation-date>
    <dc:date>2018-11-04T22:55:36.728437576</dc:date>
    <meta:editing-duration>PT5M15S</meta:editing-duration>
    <meta:editing-cycles>1</meta:editing-cycles>
    <meta:document-statistic meta:table-count="0" meta:image-count="0" meta:object-count="0" meta:page-count="3" meta:paragraph-count="126" meta:word-count="660" meta:character-count="3152" meta:non-whitespace-character-count="2476"/>
    <meta:generator>LibreOffice/6.0.6.2$Linux_X86_64 LibreOffice_project/00m0$Build-2</meta:generator>
  </office:meta>
</office:document-meta>
</file>